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style:font-name="Arial" style:font-name-complex="Arial" fo:font-weight="bold" style:font-weight-asian="bold" style:font-weight-complex="bold" fo:font-size="12pt" style:font-size-asian="12pt" style:font-size-complex="12pt" fo:language="en" fo:country="US"/>
    </style:style>
    <style:style style:name="P2"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T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 style:parent-style-name="DefaultParagraphFont" style:family="text">
      <style:text-properties style:font-name="Arial" style:font-name-complex="Arial" fo:font-size="12pt" style:font-size-asian="12pt" style:font-size-complex="12pt"/>
    </style:style>
    <style:style style:name="T5"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6" style:parent-style-name="DefaultParagraphFont" style:family="text">
      <style:text-properties style:font-name="Arial" style:font-name-complex="Arial" fo:font-size="12pt" style:font-size-asian="12pt" style:font-size-complex="12pt"/>
    </style:style>
    <style:style style:name="T7" style:parent-style-name="Hyperlink" style:family="text">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Hyperlink"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T17"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8" style:parent-style-name="DefaultParagraphFont" style:family="text">
      <style:text-properties style:font-name="Arial" style:font-name-complex="Arial" fo:font-size="12pt" style:font-size-asian="12pt" style:font-size-complex="12pt"/>
    </style:style>
    <style:style style:name="T19" style:parent-style-name="Hyperlink" style:family="text">
      <style:text-properties style:font-name="Arial" style:font-name-complex="Arial" fo:font-size="12pt" style:font-size-asian="12pt" style:font-size-complex="12pt"/>
    </style:style>
    <style:style style:name="T20" style:parent-style-name="DefaultParagraphFont" style:family="text">
      <style:text-properties style:font-name="Arial" style:font-name-complex="Arial" fo:font-size="12pt" style:font-size-asian="12pt" style:font-size-complex="12pt"/>
    </style:style>
    <style:style style:name="T2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2" style:parent-style-name="DefaultParagraphFont" style:family="text">
      <style:text-properties style:font-name="Arial" style:font-name-complex="Arial" fo:font-size="12pt" style:font-size-asian="12pt" style:font-size-complex="12pt"/>
    </style:style>
    <style:style style:name="T2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24" style:parent-style-name="DefaultParagraphFont" style:family="text">
      <style:text-properties style:font-name="Arial" style:font-name-complex="Arial" fo:font-size="12pt" style:font-size-asian="12pt" style:font-size-complex="12pt"/>
    </style:style>
    <style:style style:name="T25" style:parent-style-name="Hyperlink" style:family="text">
      <style:text-properties style:font-name="Arial" style:font-name-complex="Arial" fo:font-size="12pt" style:font-size-asian="12pt" style:font-size-complex="12pt"/>
    </style:style>
    <style:style style:name="T26" style:parent-style-name="DefaultParagraphFont" style:family="text">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8" style:parent-style-name="DefaultParagraphFont" style:family="text">
      <style:text-properties style:font-name="Arial" style:font-name-complex="Arial" fo:font-size="12pt" style:font-size-asian="12pt" style:font-size-complex="12pt"/>
    </style:style>
    <style:style style:name="T2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30" style:parent-style-name="DefaultParagraphFont" style:family="text">
      <style:text-properties style:font-name="Arial" style:font-name-complex="Arial" fo:font-size="12pt" style:font-size-asian="12pt" style:font-size-complex="12pt"/>
    </style:style>
    <style:style style:name="T31" style:parent-style-name="Hyperlink" style:family="text">
      <style:text-properties style:font-name="Arial" style:font-name-complex="Arial" fo:font-size="12pt" style:font-size-asian="12pt" style:font-size-complex="12pt"/>
    </style:style>
    <style:style style:name="T32" style:parent-style-name="DefaultParagraphFont" style:family="text">
      <style:text-properties style:font-name="Arial" style:font-name-complex="Arial" fo:font-size="12pt" style:font-size-asian="12pt" style:font-size-complex="12pt"/>
    </style:style>
    <style:style style:name="T3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4" style:parent-style-name="DefaultParagraphFont" style:family="text">
      <style:text-properties style:font-name="Arial" style:font-name-complex="Arial" fo:font-size="12pt" style:font-size-asian="12pt" style:font-size-complex="12pt"/>
    </style:style>
    <style:style style:name="T35"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36" style:parent-style-name="DefaultParagraphFont" style:family="text">
      <style:text-properties style:font-name="Arial" style:font-name-complex="Arial" fo:font-size="12pt" style:font-size-asian="12pt" style:font-size-complex="12pt"/>
    </style:style>
    <style:style style:name="T37" style:parent-style-name="Hyperlink" style:family="text">
      <style:text-properties style:font-name="Arial" style:font-name-complex="Arial" fo:font-size="12pt" style:font-size-asian="12pt" style:font-size-complex="12pt"/>
    </style:style>
    <style:style style:name="T38" style:parent-style-name="DefaultParagraphFont" style:family="text">
      <style:text-properties style:font-name="Arial" style:font-name-complex="Arial" fo:font-size="12pt" style:font-size-asian="12pt" style:font-size-complex="12pt"/>
    </style:style>
    <style:style style:name="T3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0" style:parent-style-name="DefaultParagraphFont" style:family="text">
      <style:text-properties style:font-name="Arial" style:font-name-complex="Arial" fo:font-size="12pt" style:font-size-asian="12pt" style:font-size-complex="12pt"/>
    </style:style>
    <style:style style:name="T41"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42" style:parent-style-name="DefaultParagraphFont" style:family="text">
      <style:text-properties style:font-name="Arial" style:font-name-complex="Arial" fo:font-size="12pt" style:font-size-asian="12pt" style:font-size-complex="12pt"/>
    </style:style>
    <style:style style:name="T43" style:parent-style-name="Hyperlink"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6" style:parent-style-name="DefaultParagraphFont" style:family="text">
      <style:text-properties style:font-name="Arial" style:font-name-complex="Arial" fo:font-size="12pt" style:font-size-asian="12pt" style:font-size-complex="12pt"/>
    </style:style>
    <style:style style:name="T47"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48" style:parent-style-name="DefaultParagraphFont" style:family="text">
      <style:text-properties style:font-name="Arial" style:font-name-complex="Arial" fo:font-size="12pt" style:font-size-asian="12pt" style:font-size-complex="12pt"/>
    </style:style>
    <style:style style:name="T49" style:parent-style-name="Hyperlink" style:family="text">
      <style:text-properties style:font-name="Arial" style:font-name-complex="Arial" fo:font-size="12pt" style:font-size-asian="12pt" style:font-size-complex="12pt"/>
    </style:style>
    <style:style style:name="T50" style:parent-style-name="DefaultParagraphFont" style:family="text">
      <style:text-properties style:font-name="Arial" style:font-name-complex="Arial" fo:font-size="12pt" style:font-size-asian="12pt" style:font-size-complex="12pt"/>
    </style:style>
    <style:style style:name="T5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2" style:parent-style-name="DefaultParagraphFont" style:family="text">
      <style:text-properties style:font-name="Arial" style:font-name-complex="Arial" fo:font-size="12pt" style:font-size-asian="12pt" style:font-size-complex="12pt"/>
    </style:style>
    <style:style style:name="T5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54" style:parent-style-name="DefaultParagraphFont" style:family="text">
      <style:text-properties style:font-name="Arial" style:font-name-complex="Arial" fo:font-size="12pt" style:font-size-asian="12pt" style:font-size-complex="12pt"/>
    </style:style>
    <style:style style:name="T55" style:parent-style-name="Hyperlink" style:family="text">
      <style:text-properties style:font-name="Arial" style:font-name-complex="Arial" fo:font-size="12pt" style:font-size-asian="12pt" style:font-size-complex="12pt"/>
    </style:style>
    <style:style style:name="T56" style:parent-style-name="DefaultParagraphFont" style:family="text">
      <style:text-properties style:font-name="Arial" style:font-name-complex="Arial" fo:font-size="12pt" style:font-size-asian="12pt" style:font-size-complex="12pt"/>
    </style:style>
    <style:style style:name="T5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8" style:parent-style-name="DefaultParagraphFont" style:family="text">
      <style:text-properties style:font-name="Arial" style:font-name-complex="Arial" fo:font-size="12pt" style:font-size-asian="12pt" style:font-size-complex="12pt"/>
    </style:style>
    <style:style style:name="T5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60" style:parent-style-name="DefaultParagraphFont" style:family="text">
      <style:text-properties style:font-name="Arial" style:font-name-complex="Arial" fo:font-size="12pt" style:font-size-asian="12pt" style:font-size-complex="12pt"/>
    </style:style>
    <style:style style:name="T61" style:parent-style-name="Hyperlink" style:family="text">
      <style:text-properties style:font-name="Arial" style:font-name-complex="Arial" fo:font-size="12pt" style:font-size-asian="12pt" style:font-size-complex="12pt"/>
    </style:style>
    <style:style style:name="T62" style:parent-style-name="DefaultParagraphFont" style:family="text">
      <style:text-properties style:font-name="Arial" style:font-name-complex="Arial" fo:font-size="12pt" style:font-size-asian="12pt" style:font-size-complex="12pt"/>
    </style:style>
    <style:style style:name="P63" style:parent-style-name="Normal" style:family="paragraph">
      <style:text-properties style:font-name="Arial" style:font-name-complex="Arial" fo:font-size="12pt" style:font-size-asian="12pt" style:font-size-complex="12pt"/>
    </style:style>
  </office:automatic-styles>
  <office:body>
    <office:text text:use-soft-page-breaks="true">
      <text:p text:style-name="P1">References:</text:p>
      <text:p text:style-name="P2"/>
      <text:p text:style-name="Normal"><text:span text:style-name="T3">[image1]</text:span><text:span text:style-name="T4"><text:line-break/>Vecteezy. (n.d.)<text:s/></text:span><text:span text:style-name="T5">AI generated poor kids standing in line holding empty pots 36708019</text:span><text:span text:style-name="T6">. Available at:<text:s/></text:span><text:a xlink:href="https://www.vecteezy.com/photo/36708019-ai-generated-poor-kids-standing-in-line-holding-empty-pots" office:target-frame-name="_top" xlink:show="replace"><text:span text:style-name="T7">AI generated poor kids standing in line holding empty pots 36708019 Stock Photo at Vecteezy</text:span></text:a><text:span text:style-name="T8"><text:s/>[Accessed 19 Jul. 2025].</text:span></text:p>
      <text:p text:style-name="Normal"><text:span text:style-name="T9">[image2]</text:span><text:span text:style-name="T10"><text:line-break/>Vecteezy. (n.d.)<text:s/></text:span><text:span text:style-name="T11">Hungry homeless people request free food donations from volunteers social concept of helping 44426317</text:span><text:span text:style-name="T12">. Available at:<text:s/></text:span><text:a xlink:href="https://www.vecteezy.com/photo/44426317-hungry-homeless-people-request-free-food-donations-from-volunteers-social-concept-of-helping" office:target-frame-name="_top" xlink:show="replace"><text:span text:style-name="T13">Hungry homeless people request free food donations from volunteers social concept of helping 44426317 Stock Photo at Vecteezy</text:span></text:a><text:span text:style-name="T14"><text:s/>[Accessed 19 Jul. 2025].</text:span></text:p>
      <text:p text:style-name="Normal"><text:span text:style-name="T15">[image3]</text:span><text:span text:style-name="T16"><text:line-break/>Vecteezy. (n.d.)<text:s/></text:span><text:span text:style-name="T17">Food in a cardboard box on white background 65443145</text:span><text:span text:style-name="T18">. Available at:<text:s/></text:span><text:a xlink:href="https://www.vecteezy.com/photo/65443145-food-in-a-cardboard-box-on-white-background" office:target-frame-name="_top" xlink:show="replace"><text:span text:style-name="T19">Food in a cardboard box on white background 65443145 Stock Photo at Vecteezy</text:span></text:a><text:span text:style-name="T20"><text:s/>[Accessed 19 Jul. 2025].</text:span></text:p>
      <text:p text:style-name="Normal"><text:span text:style-name="T21">[image4]</text:span><text:span text:style-name="T22"><text:line-break/>Freepik. (n.d.)<text:s/></text:span><text:span text:style-name="T23">Top view of food for donation</text:span><text:span text:style-name="T24">. Available at:<text:s/></text:span><text:a xlink:href="https://www.freepik.com/free-photo/top-view-food-donation_10856841.htm#fromView=keyword&amp;page=2&amp;position=4&amp;uuid=04bd12d9-b9c7-4d3a-aa1f-7591208bac5f&amp;query=Hunger+Relief+Awareness" office:target-frame-name="_top" xlink:show="replace"><text:span text:style-name="T25">Top view of food for donation | Free Photo</text:span></text:a><text:span text:style-name="T26"><text:s/>(or the actual source URL if known) [Accessed 19 Jul. 2025].</text:span></text:p>
      <text:p text:style-name="Normal"><text:span text:style-name="T27">[image5]</text:span><text:span text:style-name="T28"><text:line-break/>Vecteezy. (n.d.)<text:s/></text:span><text:span text:style-name="T29">AI generated Close up of full shopping cart in grocery store 35942635</text:span><text:span text:style-name="T30">. Available at:<text:s/></text:span><text:a xlink:href="https://www.vecteezy.com/photo/35942635-ai-generated-close-up-of-full-shopping-cart-in-grocery-store-ai-generated" office:target-frame-name="_top" xlink:show="replace"><text:span text:style-name="T31">AI generated Close up of full shopping cart in grocery store. AI Generated 35942635 Stock Photo at Vecteezy</text:span></text:a><text:span text:style-name="T32"><text:s/>[Accessed 22 Jul. 2025].</text:span></text:p>
      <text:p text:style-name="Normal"><text:span text:style-name="T33">[image6]</text:span><text:span text:style-name="T34"><text:line-break/>Vecteezy. (n.d.)<text:s/></text:span><text:span text:style-name="T35">Hand holding shopping list over supermarket blur background 6729718</text:span><text:span text:style-name="T36">. Available at:<text:s/></text:span><text:a xlink:href="https://www.vecteezy.com/photo/6729718-hand-holding-shopping-list-over-supermarket-blur-background" office:target-frame-name="_top" xlink:show="replace"><text:span text:style-name="T37">Hand holding shopping list over supermarket blur background 6729718 Stock Photo at Vecteezy</text:span></text:a><text:span text:style-name="T38"><text:s/>[Accessed 22 Jul. 2025].</text:span></text:p>
      <text:p text:style-name="Normal"><text:span text:style-name="T39">[image7]</text:span><text:span text:style-name="T40"><text:line-break/>Vecteezy. (n.d.)<text:s/></text:span><text:span text:style-name="T41">Opening fridge to make shopping list, generate AI 24495319</text:span><text:span text:style-name="T42">. Available at:<text:s/></text:span><text:a xlink:href="https://www.vecteezy.com/photo/24495319-opening-fridge-to-make-shopping-list-generate-ai" office:target-frame-name="_top" xlink:show="replace"><text:span text:style-name="T43">opening fridge to make shopping list, generate ai 24495319 Stock Photo at Vecteezy</text:span></text:a><text:span text:style-name="T44"><text:s/>[Accessed 22 Jul. 2025].</text:span></text:p>
      <text:p text:style-name="Normal"><text:span text:style-name="T45">[image8]</text:span><text:span text:style-name="T46"><text:line-break/>Vecteezy. (n.d.)<text:s/></text:span><text:span text:style-name="T47">Person holding a smartphone next to fresh vegetables on display 66242217</text:span><text:span text:style-name="T48">. Available at:<text:s/></text:span><text:a xlink:href="https://www.vecteezy.com/photo/66242217-person-holding-a-smartphone-next-to-fresh-vegetables-on-display" office:target-frame-name="_top" xlink:show="replace"><text:span text:style-name="T49">Person holding a smartphone next to fresh vegetables on display 66242217 Stock Photo at Vecteezy</text:span></text:a><text:span text:style-name="T50"><text:s/>[Accessed 22 Jul. 2025].</text:span></text:p>
      <text:p text:style-name="Normal"><text:span text:style-name="T51">[image9]</text:span><text:span text:style-name="T52"><text:line-break/>Vecteezy. (n.d.)<text:s/></text:span><text:span text:style-name="T53">Donations box with canned food on wooden table background pasta canned goods and dry food non-perishable with cooking oil rice noodles spaghetti macaroni donations food 5571457</text:span><text:span text:style-name="T54">. Available at:<text:s/></text:span><text:a xlink:href="https://www.vecteezy.com/photo/5571457-donations-box-with-canned-food-on-wooden-table-background-pasta-canned-goods-and-dry-food-non-perishable-with-cooking-oil-rice-noodles-spaghetti-macaroni-donations-food" office:target-frame-name="_top" xlink:show="replace"><text:span text:style-name="T55">Donations box with canned food on wooden table background pasta canned goods and dry food non perishable with cooking oil rice noodles spaghetti macaroni donations food 5571457 Stock Photo at Vecteezy</text:span></text:a><text:span text:style-name="T56"><text:s/>[Accessed 22 Jul. 2025].</text:span></text:p>
      <text:soft-page-break/>
      <text:p text:style-name="Normal"><text:span text:style-name="T57">[image10]</text:span><text:span text:style-name="T58"><text:line-break/>Consumer Reports. (n.d.)<text:s/></text:span><text:span text:style-name="T59">How to Tell Whether Expired Food Is Safe to Eat</text:span><text:span text:style-name="T60">. Available at:<text:s/></text:span><text:a xlink:href="https://ie.pinterest.com/pin/1002473198277910655/" office:target-frame-name="_top" xlink:show="replace"><text:span text:style-name="T61">How to Tell Whether Expired Food Is Safe to Eat - Consumer Reports</text:span></text:a><text:span text:style-name="T62"><text:s/>[Accessed 22 Jul. 2025].</text:span></text:p>
      <text:p text:style-name="P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erijus Kmitas</meta:initial-creator>
    <dc:creator>Nerijus Kmitas</dc:creator>
    <meta:creation-date>2025-07-08T19:44:00Z</meta:creation-date>
    <dc:date>2025-07-22T17:32:00Z</dc:date>
    <meta:template xlink:href="Normal" xlink:type="simple"/>
    <meta:editing-cycles>5</meta:editing-cycles>
    <meta:editing-duration>PT18660S</meta:editing-duration>
    <meta:document-statistic meta:page-count="2" meta:paragraph-count="7" meta:word-count="565" meta:character-count="3783" meta:row-count="26" meta:non-whitespace-character-count="3225"/>
  </office:meta>
</office:document-meta>
</file>